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 Serif" svg:font-family="'Sans Serif'"/>
    <style:font-face style:name="Liberation Serif" svg:font-family="'Liberation Serif'" style:font-family-generic="roman"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style:font-name="Sans Serif" fo:font-size="12pt"/>
    </style:style>
    <style:style style:name="P2" style:family="paragraph" style:parent-style-name="Standard">
      <style:text-properties fo:color="#000000" style:font-name="Sans Serif" fo:font-size="12pt"/>
    </style:style>
    <style:style style:name="P3" style:family="paragraph">
      <loext:graphic-properties draw:fill="none"/>
    </style:style>
    <style:style style:name="P4" style:family="paragraph">
      <loext:graphic-properties draw:fill="solid" draw:fill-color="#ffcc00"/>
    </style:style>
    <style:style style:name="P5" style:family="paragraph">
      <loext:graphic-properties draw:fill="solid" draw:fill-color="#d3bc5f"/>
    </style:style>
    <style:style style:name="P6" style:family="paragraph">
      <loext:graphic-properties draw:fill="solid" draw:fill-color="#ff0000"/>
    </style:style>
    <style:style style:name="P7" style:family="paragraph">
      <loext:graphic-properties draw:fill="solid" draw:fill-color="#ff8080"/>
    </style:style>
    <style:style style:name="P8" style:family="paragraph">
      <loext:graphic-properties draw:fill="solid" draw:fill-color="#ffaaaa"/>
    </style:style>
    <style:style style:name="P9" style:family="paragraph">
      <loext:graphic-properties draw:fill="solid" draw:fill-color="#ffd5d5"/>
    </style:style>
    <style:style style:name="P10" style:family="paragraph">
      <loext:graphic-properties draw:fill="solid" draw:fill-color="#55d400"/>
    </style:style>
    <style:style style:name="P11" style:family="paragraph">
      <loext:graphic-properties draw:fill="solid" draw:fill-color="#ccffaa"/>
    </style:style>
    <style:style style:name="P12" style:family="paragraph">
      <loext:graphic-properties draw:fill="solid" draw:fill-color="#008000"/>
    </style:style>
    <style:style style:name="P13" style:family="paragraph">
      <loext:graphic-properties draw:fill="solid" draw:fill-color="#abc837"/>
    </style:style>
    <style:style style:name="P14" style:family="paragraph">
      <loext:graphic-properties draw:fill="solid" draw:fill-color="#000000"/>
    </style:style>
    <style:style style:name="gr1" style:family="graphic">
      <style:graphic-properties fo:margin-left="0.035cm" fo:margin-right="0.035cm" fo:margin-top="0.035cm" fo:margin-bottom="0.035cm" style:run-through="background" style:vertical-pos="from-top" style:vertical-rel="page" style:horizontal-pos="from-left" style:horizontal-rel="page" draw:wrap-influence-on-position="once-concurrent" style:flow-with-text="false"/>
    </style:style>
    <style:style style:name="gr2" style:family="graphic">
      <style:graphic-properties draw:stroke="solid" svg:stroke-width="0.028cm" svg:stroke-color="#000000" svg:stroke-opacity="100%" draw:stroke-linejoin="miter" draw:fill="none" fo:padding-top="0.014cm" fo:padding-bottom="0.014cm" fo:padding-left="0.014cm" fo:padding-right="0.014cm" style:run-through="background"/>
    </style:style>
    <style:style style:name="gr3" style:family="graphic">
      <style:graphic-properties draw:stroke="none" draw:fill="solid" draw:fill-color="#ffcc00" style:run-through="background"/>
    </style:style>
    <style:style style:name="gr4" style:family="graphic">
      <style:graphic-properties draw:stroke="none" draw:fill="solid" draw:fill-color="#d3bc5f" style:run-through="background"/>
    </style:style>
    <style:style style:name="gr5" style:family="graphic">
      <style:graphic-properties draw:stroke="none" draw:fill="solid" draw:fill-color="#ff0000" style:run-through="background"/>
    </style:style>
    <style:style style:name="gr6" style:family="graphic">
      <style:graphic-properties draw:stroke="none" draw:fill="solid" draw:fill-color="#ff8080" style:run-through="background"/>
    </style:style>
    <style:style style:name="gr7" style:family="graphic">
      <style:graphic-properties draw:stroke="none" draw:fill="solid" draw:fill-color="#ffaaaa" style:run-through="background"/>
    </style:style>
    <style:style style:name="gr8" style:family="graphic">
      <style:graphic-properties draw:stroke="none" draw:fill="solid" draw:fill-color="#ffd5d5" style:run-through="background"/>
    </style:style>
    <style:style style:name="gr9" style:family="graphic">
      <style:graphic-properties draw:stroke="none" draw:fill="solid" draw:fill-color="#55d400" style:run-through="background"/>
    </style:style>
    <style:style style:name="gr10" style:family="graphic">
      <style:graphic-properties draw:stroke="none" draw:fill="solid" draw:fill-color="#ccffaa" style:run-through="background"/>
    </style:style>
    <style:style style:name="gr11" style:family="graphic">
      <style:graphic-properties draw:stroke="none" draw:fill="solid" draw:fill-color="#008000" style:run-through="background"/>
    </style:style>
    <style:style style:name="gr12" style:family="graphic">
      <style:graphic-properties draw:stroke="none" draw:fill="solid" draw:fill-color="#abc837" style:run-through="background"/>
    </style:style>
    <style:style style:name="gr13" style:family="graphic">
      <style:graphic-properties draw:stroke="none" draw:fill="solid" draw:fill-color="#000000" fo:min-height="0cm" fo:min-width="0cm" style:run-through="back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 draw:z-index="0" draw:name="1" draw:style-name="gr1">
        <draw:polyline draw:name="path2415" draw:style-name="gr2" draw:text-style-name="P3" svg:width="4.189cm" svg:height="1.872cm" svg:x="11.081cm" svg:y="1.781cm" svg:viewBox="0 0 4190 1873" draw:points="4162,0 0,1873 4190,1454">
          <text:p/>
        </draw:polyline>
        <draw:polyline draw:name="path2417" draw:style-name="gr2" draw:text-style-name="P3" svg:width="4.329cm" svg:height="2.419cm" svg:x="11.094cm" svg:y="3.503cm" svg:viewBox="0 0 4330 2420" draw:points="4274,1004 0,0 4330,2420">
          <text:p/>
        </draw:polyline>
        <draw:path draw:name="path2407" draw:style-name="gr3" draw:text-style-name="P4" svg:width="2.755cm" svg:height="2.195cm" svg:x="9.022cm" svg:y="2.498cm" svg:viewBox="0 0 2756 2196" svg:d="M2756 1098c0 606-617 1098-1378 1098s-1378-492-1378-1098 617-1098 1378-1098 1378 492 1378 1098z">
          <text:p/>
        </draw:path>
        <draw:polyline draw:name="path2419" draw:style-name="gr2" draw:text-style-name="P3" svg:width="4.189cm" svg:height="1.872cm" svg:x="11.281cm" svg:y="8.075cm" svg:viewBox="0 0 4190 1873" draw:points="4162,0 0,1873 4190,1454">
          <text:p/>
        </draw:polyline>
        <draw:line draw:name="path2423" draw:style-name="gr2" draw:text-style-name="P3" svg:x1="11.548cm" svg:y1="9.913cm" svg:x2="15.574cm" svg:y2="10.672cm">
          <text:p/>
        </draw:line>
        <draw:path draw:name="path2413" draw:style-name="gr4" draw:text-style-name="P5" svg:width="2.755cm" svg:height="2.195cm" svg:x="9.126cm" svg:y="8.796cm" svg:viewBox="0 0 2756 2196" svg:d="M2756 1098c0 606-617 1098-1378 1098s-1378-492-1378-1098 617-1098 1378-1098 1378 492 1378 1098z">
          <text:p/>
        </draw:path>
        <draw:polyline draw:name="path2425" draw:style-name="gr2" draw:text-style-name="P3" svg:width="4.041cm" svg:height="2.195cm" svg:x="11.334cm" svg:y="4.511cm" svg:viewBox="0 0 4042 2196" draw:points="4014,0 0,2196 4042,1479">
          <text:p/>
        </draw:polyline>
        <draw:line draw:name="path2427" draw:style-name="gr2" draw:text-style-name="P3" svg:x1="11.264cm" svg:y1="6.432cm" svg:x2="15.684cm" svg:y2="8.305cm">
          <text:p/>
        </draw:line>
        <draw:rect draw:name="rect2383" draw:style-name="gr5" draw:text-style-name="P6" svg:width="1.465cm" svg:height="1.101cm" svg:x="14.923cm" svg:y="1.212cm">
          <text:p/>
        </draw:rect>
        <draw:rect draw:name="rect2385" draw:style-name="gr5" draw:text-style-name="P6" svg:width="1.465cm" svg:height="1.101cm" svg:x="14.923cm" svg:y="2.502cm">
          <text:p/>
        </draw:rect>
        <draw:rect draw:name="rect2387" draw:style-name="gr5" draw:text-style-name="P6" svg:width="1.465cm" svg:height="1.101cm" svg:x="14.923cm" svg:y="3.832cm">
          <text:p/>
        </draw:rect>
        <draw:rect draw:name="rect2397" draw:style-name="gr6" draw:text-style-name="P7" svg:width="1.465cm" svg:height="1.101cm" svg:x="16.526cm" svg:y="1.191cm">
          <text:p/>
        </draw:rect>
        <draw:rect draw:name="rect2399" draw:style-name="gr7" draw:text-style-name="P8" svg:width="1.465cm" svg:height="1.101cm" svg:x="16.526cm" svg:y="3.832cm">
          <text:p/>
        </draw:rect>
        <draw:rect draw:name="rect2401" draw:style-name="gr8" draw:text-style-name="P9" svg:width="1.465cm" svg:height="1.101cm" svg:x="18.131cm" svg:y="3.832cm">
          <text:p/>
        </draw:rect>
        <draw:rect draw:name="rect2403" draw:style-name="gr9" draw:text-style-name="P10" svg:width="1.465cm" svg:height="1.101cm" svg:x="16.526cm" svg:y="7.49cm">
          <text:p/>
        </draw:rect>
        <draw:rect draw:name="rect2405" draw:style-name="gr10" draw:text-style-name="P11" svg:width="1.465cm" svg:height="1.101cm" svg:x="18.158cm" svg:y="7.478cm">
          <text:p/>
        </draw:rect>
        <draw:rect draw:name="rect2389" draw:style-name="gr5" draw:text-style-name="P6" svg:width="1.465cm" svg:height="1.101cm" svg:x="14.923cm" svg:y="5.082cm">
          <text:p/>
        </draw:rect>
        <draw:rect draw:name="rect2391" draw:style-name="gr11" draw:text-style-name="P12" svg:width="1.465cm" svg:height="1.101cm" svg:x="14.923cm" svg:y="7.499cm">
          <text:p/>
        </draw:rect>
        <draw:rect draw:name="rect2393" draw:style-name="gr11" draw:text-style-name="P12" svg:width="1.465cm" svg:height="1.101cm" svg:x="14.923cm" svg:y="8.758cm">
          <text:p/>
        </draw:rect>
        <draw:rect draw:name="rect2395" draw:style-name="gr11" draw:text-style-name="P12" svg:width="1.465cm" svg:height="1.101cm" svg:x="14.923cm" svg:y="10.018cm">
          <text:p/>
        </draw:rect>
        <draw:path draw:name="path2409" draw:style-name="gr12" draw:text-style-name="P13" svg:width="2.755cm" svg:height="2.195cm" svg:x="8.996cm" svg:y="5.407cm" svg:viewBox="0 0 2756 2196" svg:d="M2756 1098c0 606-617 1098-1378 1098s-1378-492-1378-1098 617-1098 1378-1098 1378 492 1378 1098z">
          <text:p/>
        </draw:path>
        <draw:custom-shape draw:name="text2429" draw:style-name="gr13" draw:text-style-name="P14" svg:width="0.003cm" svg:height="0.003cm" svg:x="9.954cm" svg:y="3.294cm" draw:engine="svg:text" draw:data="text:a;font-family:Bitstream Vera Sans;font-size:32pt;">
          <text:p/>
          <draw:enhanced-geometry draw:type="non-primitive" draw:enhanced-path="M -133.714 74.0341 C -135.824 74.0341 -137.286 74.225 -138.099 74.6066 -138.913 74.9882 -139.32 75.6392 -139.32 76.5596 -139.32 77.293 -139.015 77.8748 -138.404 78.305 -137.794 78.7353 -136.964 78.9505 -135.914 78.9505 -134.466 78.9505 -133.305 78.5445 -132.429 77.7326 -131.554 76.9207 -131.116 75.8413 -131.116 74.4943 L -131.116 74.0341 -133.714 74.0341 M -128.505 73.1811 L -128.505 80.3535 -131.116 80.3535 -131.116 78.4454 C -131.713 79.2086 -132.455 79.7717 -133.345 80.1346 -134.234 80.4976 -135.322 80.679 -136.609 80.679 -138.237 80.679 -139.53 80.318 -140.491 79.5959 -141.451 78.8738 -141.931 77.9066 -141.931 76.6943 -141.931 75.2801 -141.333 74.2137 -140.136 73.4954 -138.939 72.777 -137.153 72.4178 -134.778 72.4178 L -131.116 72.4178 -131.116 72.2158 C -131.116 71.2654 -131.511 70.5302 -132.302 70.0102 -133.092 69.4901 -134.201 69.2301 -135.63 69.2301 -136.538 69.2301 -137.423 69.3161 -138.284 69.4882 -139.145 69.6603 -139.973 69.9185 -140.768 70.2627 L -140.768 68.3545 C -139.812 68.0627 -138.885 67.8438 -137.986 67.6979 -137.087 67.552 -136.212 67.479 -135.36 67.479 -133.061 67.479 -131.344 67.9505 -130.208 68.8933 -129.073 69.8362 -128.505 71.2654 -128.505 73.1811"/>
        </draw:custom-shape>
        <draw:custom-shape draw:name="text2433" draw:style-name="gr13" draw:text-style-name="P14" svg:width="0.003cm" svg:height="0.003cm" svg:x="9.98cm" svg:y="6.102cm" draw:engine="svg:text" draw:data="text:b;font-family:Bitstream Vera Sans;font-size:32pt;">
          <text:p/>
          <draw:enhanced-geometry draw:type="non-primitive" draw:enhanced-path="M -129.687 158.255 C -129.687 156.736 -130.082 155.544 -130.872 154.68 -131.662 153.816 -132.748 153.384 -134.129 153.384 -135.51 153.384 -136.596 153.816 -137.386 154.68 -138.176 155.544 -138.571 156.736 -138.571 158.255 -138.571 159.774 -138.176 160.966 -137.386 161.83 -136.596 162.694 -135.51 163.127 -134.129 163.127 -132.748 163.127 -131.662 162.694 -130.872 161.83 -130.082 160.966 -129.687 159.774 -129.687 158.255 M -138.571 153.866 C -138.023 153.118 -137.33 152.563 -136.492 152.2 -135.655 151.837 -134.654 151.655 -133.49 151.655 -131.56 151.655 -129.992 152.261 -128.785 153.474 -127.579 154.686 -126.976 156.28 -126.976 158.255 -126.976 160.231 -127.579 161.825 -128.785 163.037 -129.992 164.249 -131.56 164.855 -133.49 164.855 -134.654 164.855 -135.655 164.674 -136.492 164.311 -137.33 163.948 -138.023 163.392 -138.571 162.644 L -138.571 164.53 -141.197 164.53 -141.197 147.064 -138.571 147.064 -138.571 153.866"/>
        </draw:custom-shape>
        <draw:custom-shape draw:name="text2437" draw:style-name="gr13" draw:text-style-name="P14" svg:width="0.003cm" svg:height="0.003cm" svg:x="10.031cm" svg:y="9.58cm" draw:engine="svg:text" draw:data="text:c;font-family:Bitstream Vera Sans;font-size:32pt;">
          <text:p/>
          <draw:enhanced-geometry draw:type="non-primitive" draw:enhanced-path="M -127.154 246.487 L -127.154 248.418 C -127.892 248.096 -128.632 247.854 -129.375 247.694 -130.118 247.533 -130.867 247.452 -131.624 247.452 -133.318 247.452 -134.633 247.877 -135.57 248.726 -136.507 249.576 -136.975 250.767 -136.975 252.301 -136.975 253.835 -136.507 255.027 -135.57 255.876 -134.633 256.726 -133.318 257.15 -131.624 257.15 -130.867 257.15 -130.118 257.07 -129.375 256.909 -128.632 256.748 -127.892 256.507 -127.154 256.185 L -127.154 258.093 C -127.882 258.362 -128.637 258.564 -129.417 258.699 -130.198 258.834 -131.028 258.901 -131.908 258.901 -134.302 258.901 -136.204 258.306 -137.614 257.117 -139.024 255.927 -139.729 254.322 -139.729 252.301 -139.729 250.251 -139.016 248.638 -137.592 247.463 -136.168 246.289 -134.217 245.701 -131.738 245.701 -130.934 245.701 -130.148 245.767 -129.382 245.898 -128.615 246.029 -127.873 246.225 -127.154 246.487"/>
        </draw:custom-shape>
        <draw:custom-shape draw:name="text2441" draw:style-name="gr13" draw:text-style-name="P14" svg:width="0.003cm" svg:height="0.003cm" svg:x="15.32cm" svg:y="1.396cm" draw:engine="svg:text" draw:data="text:1;font-family:Bitstream Vera Sans;font-size:32pt;">
          <text:p/>
          <draw:enhanced-geometry draw:type="non-primitive" draw:enhanced-path="M 10.5603 28.5199 L 15.2439 28.5199 15.2439 15.7352 10.1487 16.5434 10.1487 14.4781 15.2156 13.6699 18.0825 13.6699 18.0825 28.5199 22.7662 28.5199 22.7662 30.4281 10.5603 30.4281 10.5603 28.5199"/>
        </draw:custom-shape>
        <draw:custom-shape draw:name="text2445" draw:style-name="gr13" draw:text-style-name="P14" svg:width="0.003cm" svg:height="0.003cm" svg:x="15.342cm" svg:y="2.75cm" draw:engine="svg:text" draw:data="text:2;font-family:Bitstream Vera Sans;font-size:32pt;">
          <text:p/>
          <draw:enhanced-geometry draw:type="non-primitive" draw:enhanced-path="M 14.2433 67.238 L 24.2493 67.238 24.2493 69.1462 10.7944 69.1462 10.7944 67.238 C 11.8825 66.3475 13.3657 65.1521 15.2439 63.6518 17.1221 62.1514 18.3025 61.1843 18.785 60.7503 19.7028 59.9346 20.3439 59.2443 20.7082 58.6793 21.0724 58.1144 21.2546 57.5588 21.2546 57.0125 21.2546 56.122 20.8596 55.3962 20.0695 54.835 19.2794 54.2737 18.2504 53.9931 16.9825 53.9931 16.0836 53.9931 15.1351 54.1166 14.1368 54.3635 13.1386 54.6105 12.0718 54.9846 10.9363 55.486 L 10.9363 53.1962 C 12.0907 52.8295 13.1694 52.5526 14.1723 52.3656 15.1753 52.1785 16.0931 52.085 16.9257 52.085 19.1209 52.085 20.8714 52.519 22.1771 53.387 23.4829 54.255 24.1358 55.4149 24.1358 56.8666 24.1358 57.555 23.9725 58.2079 23.6461 58.8253 23.3197 59.4426 22.7259 60.1703 21.8649 61.0084 21.6283 61.2254 20.8761 61.8521 19.6082 62.8885 18.3403 63.9249 16.552 65.3747 14.2433 67.238"/>
        </draw:custom-shape>
        <draw:custom-shape draw:name="text2449" draw:style-name="gr13" draw:text-style-name="P14" svg:width="0.003cm" svg:height="0.003cm" svg:x="15.33cm" svg:y="4.075cm" draw:engine="svg:text" draw:data="text:3;font-family:Bitstream Vera Sans;font-size:32pt;">
          <text:p/>
          <draw:enhanced-geometry draw:type="non-primitive" draw:enhanced-path="M 20.0409 97.6739 C 21.4129 97.9059 22.4845 98.3886 23.2556 99.1219 24.0268 99.8552 24.4124 100.761 24.4124 101.838 24.4124 103.492 23.6933 104.772 22.255 105.677 20.8168 106.582 18.773 107.035 16.1237 107.035 15.2343 107.035 14.3188 106.966 13.3774 106.827 12.4359 106.689 11.4637 106.481 10.4607 106.205 L 10.4607 104.016 C 11.2555 104.382 12.126 104.659 13.0722 104.846 14.0184 105.033 15.0072 105.127 16.0385 105.127 17.8363 105.127 19.2059 104.846 20.1474 104.285 21.0889 103.724 21.5596 102.908 21.5596 101.838 21.5596 100.85 21.122 100.078 20.2467 99.5204 19.3715 98.9629 18.1533 98.6841 16.5921 98.6841 L 14.1225 98.6841 14.1225 96.8209 16.7056 96.8209 C 18.1154 96.8209 19.1941 96.5983 19.9416 96.153 20.6891 95.7078 21.0628 95.0661 21.0628 94.228 21.0628 93.3675 20.6773 92.7071 19.9061 92.2469 19.135 91.7867 18.0303 91.5566 16.5921 91.5566 15.8067 91.5566 14.9646 91.6239 14.0657 91.7586 13.1668 91.8933 12.1781 92.1029 11.0994 92.3872 L 11.0994 90.3668 C 12.1875 90.1273 13.207 89.9478 14.158 89.828 15.1089 89.7083 16.0054 89.6484 16.8475 89.6484 19.0238 89.6484 20.7459 90.0394 22.0138 90.8214 23.2817 91.6034 23.9156 92.6603 23.9156 93.9923 23.9156 94.9202 23.5797 95.704 22.9079 96.3438 22.2361 96.9836 21.2805 97.427 20.0409 97.6739"/>
        </draw:custom-shape>
        <draw:custom-shape draw:name="text2453" draw:style-name="gr13" draw:text-style-name="P14" svg:width="0.003cm" svg:height="0.003cm" svg:x="15.332cm" svg:y="5.266cm" draw:engine="svg:text" draw:data="text:4;font-family:Bitstream Vera Sans;font-size:32pt;">
          <text:p/>
          <draw:enhanced-geometry draw:type="non-primitive" draw:enhanced-path="M 20.0769 125.365 L 12.8386 134.311 20.0769 134.311 20.0769 125.365 M 19.3247 123.39 L 22.9297 123.39 22.9297 134.311 25.9528 134.311 25.9528 136.197 22.9297 136.197 22.9297 140.148 20.0769 140.148 20.0769 136.197 10.5109 136.197 10.5109 134.008 19.3247 123.39"/>
        </draw:custom-shape>
        <draw:custom-shape draw:name="text2457" draw:style-name="gr13" draw:text-style-name="P14" svg:width="0.003cm" svg:height="0.003cm" svg:x="15.334cm" svg:y="7.723cm" draw:engine="svg:text" draw:data="text:5;font-family:Bitstream Vera Sans;font-size:32pt;">
          <text:p/>
          <draw:enhanced-geometry draw:type="non-primitive" draw:enhanced-path="M 11.4474 193.053 L 22.7024 193.053 22.7024 194.962 14.0731 194.962 14.0731 199.07 C 14.4894 198.957 14.9057 198.873 15.3221 198.817 15.7384 198.761 16.1547 198.733 16.571 198.733 18.9365 198.733 20.81 199.246 22.1914 200.271 23.5729 201.296 24.2636 202.684 24.2636 204.435 24.2636 206.238 23.554 207.64 22.1347 208.639 20.7154 209.638 18.7142 210.137 16.1311 210.137 15.2416 210.137 14.3357 210.077 13.4131 209.957 12.4906 209.838 11.5373 209.658 10.5532 209.419 L 10.5532 207.14 C 11.4048 207.507 12.2848 207.78 13.1931 207.959 14.1015 208.139 15.0619 208.229 16.0743 208.229 17.7112 208.229 19.0075 207.888 19.9632 207.207 20.9188 206.526 21.3966 205.602 21.3966 204.435 21.3966 203.268 20.9188 202.343 19.9632 201.663 19.0075 200.982 17.7112 200.641 16.0743 200.641 15.3079 200.641 14.5438 200.708 13.7821 200.843 13.0204 200.978 12.2422 201.187 11.4474 201.472 L 11.4474 193.053"/>
        </draw:custom-shape>
        <draw:custom-shape draw:name="text2461" draw:style-name="gr13" draw:text-style-name="P14" svg:width="0.003cm" svg:height="0.003cm" svg:x="15.325cm" svg:y="8.901cm" draw:engine="svg:text" draw:data="text:6;font-family:Bitstream Vera Sans;font-size:32pt;">
          <text:p/>
          <draw:enhanced-geometry draw:type="non-primitive" draw:enhanced-path="M 17.869 234.199 C 16.5822 234.199 15.5627 234.547 14.8105 235.243 14.0582 235.939 13.6821 236.893 13.6821 238.105 13.6821 239.31 14.0582 240.262 14.8105 240.962 15.5627 241.661 16.5822 242.011 17.869 242.011 19.1559 242.011 20.1754 241.661 20.9276 240.962 21.6798 240.262 22.056 239.31 22.056 238.105 22.056 236.893 21.6798 235.939 20.9276 235.243 20.1754 234.547 19.1559 234.199 17.869 234.199 M 23.5604 227.094 L 23.5604 229.159 C 22.8413 228.89 22.1151 228.684 21.3818 228.542 20.6485 228.4 19.9223 228.329 19.2032 228.329 17.3108 228.329 15.8655 228.834 14.8672 229.844 13.869 230.854 13.2989 232.381 13.157 234.423 13.7152 233.772 14.4154 233.273 15.2575 232.925 16.0997 232.577 17.0269 232.403 18.0394 232.403 20.1683 232.403 21.8502 232.914 23.0849 233.935 24.3197 234.957 24.9371 236.347 24.9371 238.105 24.9371 239.826 24.2937 241.207 23.0069 242.247 21.7201 243.287 20.0074 243.807 17.869 243.807 15.4184 243.807 13.5449 243.064 12.2486 241.579 10.9523 240.094 10.3042 237.94 10.3042 235.119 10.3042 232.47 11.099 230.358 12.6886 228.783 14.2782 227.208 16.4119 226.42 19.0896 226.42 19.8087 226.42 20.5349 226.477 21.2682 226.589 22.0015 226.701 22.7656 226.869 23.5604 227.094"/>
        </draw:custom-shape>
        <draw:custom-shape draw:name="text2465" draw:style-name="gr13" draw:text-style-name="P14" svg:width="0.003cm" svg:height="0.003cm" svg:x="15.33cm" svg:y="10.284cm" draw:engine="svg:text" draw:data="text:7;font-family:Bitstream Vera Sans;font-size:32pt;">
          <text:p/>
          <draw:enhanced-geometry draw:type="non-primitive" draw:enhanced-path="M 10.4538 265.619 L 24.079 265.619 24.079 266.584 16.3865 282.377 13.3918 282.377 20.6302 267.527 10.4538 267.527 10.4538 265.619"/>
        </draw:custom-shape>
        <draw:custom-shape draw:name="text2469" draw:style-name="gr13" draw:text-style-name="P14" svg:width="0.003cm" svg:height="0.003cm" svg:x="16.784cm" svg:y="1.415cm" draw:engine="svg:text" draw:data="text:1';font-family:Bitstream Vera Sans;font-size:32pt;">
          <text:p/>
          <draw:enhanced-geometry draw:type="non-primitive" draw:enhanced-path="M 52.0587 29.1005 L 56.7424 29.1005 56.7424 16.3158 51.6471 17.124 51.6471 15.0587 56.714 14.2505 59.5809 14.2505 59.5809 29.1005 64.2646 29.1005 64.2646 31.0086 52.0587 31.0086 52.0587 29.1005 M 71.8294 14.2505 L 71.8294 20.4801 69.4166 20.4801 69.4166 14.2505 71.8294 14.2505"/>
        </draw:custom-shape>
        <draw:custom-shape draw:name="text2473" draw:style-name="gr13" draw:text-style-name="P14" svg:width="0.003cm" svg:height="0.003cm" svg:x="16.801cm" svg:y="4.075cm" draw:engine="svg:text" draw:data="text:3';font-family:Bitstream Vera Sans;font-size:32pt;">
          <text:p/>
          <draw:enhanced-geometry draw:type="non-primitive" draw:enhanced-path="M 61.7175 97.6739 C 63.0895 97.9059 64.1611 98.3886 64.9322 99.1219 65.7034 99.8552 66.0889 100.761 66.0889 101.838 66.0889 103.492 65.3698 104.772 63.9316 105.677 62.4934 106.582 60.4496 107.035 57.8003 107.035 56.9108 107.035 55.9954 106.966 55.0539 106.827 54.1125 106.689 53.1403 106.481 52.1373 106.205 L 52.1373 104.016 C 52.9321 104.382 53.8026 104.659 54.7488 104.846 55.695 105.033 56.6838 105.127 57.7151 105.127 59.5129 105.127 60.8825 104.846 61.824 104.285 62.7654 103.724 63.2362 102.908 63.2362 101.838 63.2362 100.85 62.7985 100.078 61.9233 99.5204 61.0481 98.9629 59.8299 98.6841 58.2686 98.6841 L 55.7991 98.6841 55.7991 96.8209 58.3822 96.8209 C 59.792 96.8209 60.8707 96.5983 61.6182 96.153 62.3657 95.7078 62.7394 95.0661 62.7394 94.228 62.7394 93.3675 62.3538 92.7071 61.5827 92.2469 60.8115 91.7867 59.7068 91.5566 58.2686 91.5566 57.4833 91.5566 56.6412 91.6239 55.7423 91.7586 54.8434 91.8933 53.8546 92.1029 52.776 92.3872 L 52.776 90.3668 C 53.8641 90.1273 54.8836 89.9478 55.8345 89.828 56.7855 89.7083 57.682 89.6484 58.5241 89.6484 60.7004 89.6484 62.4224 90.0394 63.6903 90.8214 64.9582 91.6034 65.5922 92.6603 65.5922 93.9923 65.5922 94.9202 65.2563 95.704 64.5845 96.3438 63.9127 96.9836 62.957 97.427 61.7175 97.6739 M 73.2989 89.9515 L 73.2989 96.1811 70.8861 96.1811 70.8861 89.9515 73.2989 89.9515"/>
        </draw:custom-shape>
        <draw:custom-shape draw:name="text2477" draw:style-name="gr13" draw:text-style-name="P14" svg:width="0.003cm" svg:height="0.003cm" svg:x="18.293cm" svg:y="4.075cm" draw:engine="svg:text" draw:data="text:3'';font-family:Bitstream Vera Sans;font-size:32pt;">
          <text:p/>
          <draw:enhanced-geometry draw:type="non-primitive" draw:enhanced-path="M 104.045 97.6739 C 105.417 97.9059 106.488 98.3886 107.259 99.1219 108.031 99.8552 108.416 100.761 108.416 101.838 108.416 103.492 107.697 104.772 106.259 105.677 104.821 106.582 102.777 107.035 100.127 107.035 99.2381 107.035 98.3226 106.966 97.3812 106.827 96.4397 106.689 95.4675 106.481 94.4645 106.205 L 94.4645 104.016 C 95.2593 104.382 96.1298 104.659 97.076 104.846 98.0222 105.033 99.011 105.127 100.042 105.127 101.84 105.127 103.21 104.846 104.151 104.285 105.093 103.724 105.563 102.908 105.563 101.838 105.563 100.85 105.126 100.078 104.251 99.5204 103.375 98.9629 102.157 98.6841 100.596 98.6841 L 98.1263 98.6841 98.1263 96.8209 100.709 96.8209 C 102.119 96.8209 103.198 96.5983 103.945 96.153 104.693 95.7078 105.067 95.0661 105.067 94.228 105.067 93.3675 104.681 92.7071 103.91 92.2469 103.139 91.7867 102.034 91.5566 100.596 91.5566 99.8105 91.5566 98.9684 91.6239 98.0695 91.7586 97.1706 91.8933 96.1818 92.1029 95.1032 92.3872 L 95.1032 90.3668 C 96.1913 90.1273 97.2108 89.9478 98.1618 89.828 99.1127 89.7083 100.009 89.6484 100.851 89.6484 103.028 89.6484 104.75 90.0394 106.018 90.8214 107.285 91.6034 107.919 92.6603 107.919 93.9923 107.919 94.9202 107.584 95.704 106.912 96.3438 106.24 96.9836 105.284 97.427 104.045 97.6739 M 115.626 89.9515 L 115.626 96.1811 113.213 96.1811 113.213 89.9515 115.626 89.9515 M 123.801 89.9515 L 123.801 96.1811 121.388 96.1811 121.388 89.9515 123.801 89.9515"/>
        </draw:custom-shape>
        <draw:custom-shape draw:name="text2481" draw:style-name="gr13" draw:text-style-name="P14" svg:width="0.003cm" svg:height="0.003cm" svg:x="16.799cm" svg:y="7.723cm" draw:engine="svg:text" draw:data="text:5';font-family:Bitstream Vera Sans;font-size:32pt;">
          <text:p/>
          <draw:enhanced-geometry draw:type="non-primitive" draw:enhanced-path="M 53.0167 193.053 L 64.2717 193.053 64.2717 194.962 55.6424 194.962 55.6424 199.07 C 56.0587 198.957 56.475 198.873 56.8913 198.817 57.3077 198.761 57.724 198.733 58.1403 198.733 60.5058 198.733 62.3793 199.246 63.7607 200.271 65.1422 201.296 65.8329 202.684 65.8329 204.435 65.8329 206.238 65.1232 207.64 63.704 208.639 62.2847 209.638 60.2835 210.137 57.7003 210.137 56.8109 210.137 55.9049 210.077 54.9824 209.957 54.0599 209.838 53.1066 209.658 52.1225 209.419 L 52.1225 207.14 C 52.9741 207.507 53.8541 207.78 54.7624 207.959 55.6708 208.139 56.6311 208.229 57.6436 208.229 59.2805 208.229 60.5768 207.888 61.5324 207.207 62.4881 206.526 62.9659 205.602 62.9659 204.435 62.9659 203.268 62.4881 202.343 61.5324 201.663 60.5768 200.982 59.2805 200.641 57.6436 200.641 56.8772 200.641 56.1131 200.708 55.3514 200.843 54.5897 200.978 53.8115 201.187 53.0167 201.472 L 53.0167 193.053 M 73.2558 193.053 L 73.2558 199.283 70.843 199.283 70.843 193.053 73.2558 193.053"/>
        </draw:custom-shape>
        <draw:custom-shape draw:name="text2485" draw:style-name="gr13" draw:text-style-name="P14" svg:width="0.003cm" svg:height="0.003cm" svg:x="18.32cm" svg:y="7.744cm" draw:engine="svg:text" draw:data="text:5'';font-family:Bitstream Vera Sans;font-size:32pt;">
          <text:p/>
          <draw:enhanced-geometry draw:type="non-primitive" draw:enhanced-path="M 96.1225 193.633 L 107.377 193.633 107.377 195.541 98.7482 195.541 98.7482 199.65 C 99.1645 199.537 99.5808 199.453 99.9972 199.397 100.413 199.341 100.83 199.313 101.246 199.313 103.612 199.313 105.485 199.825 106.867 200.851 108.248 201.876 108.939 203.264 108.939 205.015 108.939 206.818 108.229 208.22 106.81 209.218 105.39 210.217 103.389 210.717 100.806 210.717 99.9167 210.717 99.0108 210.657 98.0882 210.537 97.1657 210.418 96.2124 210.238 95.2283 209.999 L 95.2283 207.72 C 96.0799 208.087 96.9599 208.36 97.8682 208.539 98.7766 208.719 99.737 208.809 100.749 208.809 102.386 208.809 103.683 208.468 104.638 207.787 105.594 207.106 106.072 206.182 106.072 205.015 106.072 203.848 105.594 202.923 104.638 202.242 103.683 201.562 102.386 201.221 100.749 201.221 99.983 201.221 99.2189 201.288 98.4572 201.423 97.6955 201.558 96.9173 201.767 96.1225 202.052 L 96.1225 193.633 M 116.362 193.633 L 116.362 199.863 113.949 199.863 113.949 193.633 116.362 193.633 M 124.537 193.633 L 124.537 199.863 122.124 199.863 122.124 193.633 124.537 193.633"/>
        </draw:custom-shape>
        <draw:line draw:name="path2493" draw:style-name="gr2" draw:text-style-name="P3" svg:x1="16.468cm" svg:y1="0.84cm" svg:x2="16.468cm" svg:y2="1.167cm">
          <text:p/>
        </draw:line>
        <draw:custom-shape draw:name="text2515" draw:style-name="gr13" draw:text-style-name="P14" svg:width="0.003cm" svg:height="0.003cm" svg:x="9.652cm" svg:y="2.96cm" draw:engine="svg:text" draw:data="text:testsuite;font-family:Bitstream Vera Sans;font-size:9.31838pt;">
          <text:p/>
          <draw:enhanced-geometry draw:type="non-primitive" draw:enhanced-path="M -149.143 58.3799 L -149.143 59.3233 -147.535 59.3233 -147.535 59.7473 -149.143 59.7473 -149.143 61.56 C -149.143 61.8356 -149.088 62.0122 -148.978 62.09 -148.868 62.1677 -148.653 62.2066 -148.332 62.2066 L -147.535 62.2066 -147.535 62.6624 -148.332 62.6624 C -148.933 62.6624 -149.349 62.5829 -149.579 62.4239 -149.81 62.2649 -149.925 61.9769 -149.925 61.56 L -149.925 59.7473 -150.496 59.7473 -150.496 59.3233 -149.925 59.3233 -149.925 58.3799 -149.143 58.3799 M -142.005 60.8603 L -142.005 61.1254 -145.582 61.1254 C -145.552 61.4999 -145.391 61.7861 -145.101 61.984 -144.81 62.1818 -144.409 62.2808 -143.898 62.2808 -143.598 62.2808 -143.307 62.256 -143.027 62.2066 -142.746 62.1571 -142.466 62.0794 -142.185 61.9734 L -142.185 62.4928 C -142.466 62.5776 -142.754 62.6412 -143.049 62.6836 -143.345 62.726 -143.643 62.7472 -143.943 62.7472 -144.695 62.7472 -145.291 62.5917 -145.732 62.2808 -146.173 61.9698 -146.393 61.5529 -146.393 61.0299 -146.393 60.4787 -146.185 60.0424 -145.769 59.7208 -145.354 59.3993 -144.79 59.2385 -144.079 59.2385 -143.437 59.2385 -142.932 59.3834 -142.561 59.6731 -142.19 59.9629 -142.005 60.3586 -142.005 60.8603 M -142.786 60.6907 C -142.796 60.3939 -142.916 60.1554 -143.147 59.9752 -143.377 59.795 -143.683 59.7049 -144.064 59.7049 -144.505 59.7049 -144.855 59.7915 -145.116 59.9646 -145.376 60.1378 -145.527 60.3833 -145.567 60.7013 L -142.786 60.6907 M -137.271 59.4187 L -137.271 59.9381 C -137.491 59.8604 -137.719 59.8021 -137.954 59.7632 -138.19 59.7244 -138.433 59.7049 -138.683 59.7049 -139.074 59.7049 -139.365 59.7456 -139.555 59.8268 -139.745 59.9081 -139.841 60.0335 -139.841 60.2031 -139.841 60.3303 -139.773 60.4293 -139.638 60.4999 -139.502 60.5706 -139.224 60.6413 -138.804 60.7119 L -138.548 60.7543 C -137.987 60.8391 -137.591 60.9575 -137.361 61.1095 -137.13 61.2614 -137.015 61.4716 -137.015 61.7402 -137.015 62.0511 -137.188 62.2967 -137.534 62.4769 -137.879 62.6571 -138.358 62.7472 -138.969 62.7472 -139.229 62.7472 -139.495 62.7295 -139.765 62.6942 -140.036 62.6588 -140.326 62.6058 -140.637 62.5352 L -140.637 61.9734 C -140.347 62.0794 -140.061 62.1589 -139.78 62.2119 -139.5 62.2649 -139.224 62.2914 -138.954 62.2914 -138.593 62.2914 -138.313 62.2472 -138.112 62.1589 -137.912 62.0705 -137.812 61.9451 -137.812 61.7826 -137.812 61.6342 -137.884 61.5193 -138.03 61.4381 -138.175 61.3568 -138.488 61.2808 -138.969 61.2102 L -139.239 61.1678 C -139.72 61.0971 -140.068 60.9875 -140.284 60.8391 -140.499 60.6907 -140.607 60.4858 -140.607 60.2243 -140.607 59.9134 -140.449 59.6714 -140.134 59.4982 -139.818 59.3251 -139.37 59.2385 -138.789 59.2385 -138.498 59.2385 -138.225 59.2544 -137.969 59.2862 -137.714 59.318 -137.481 59.3622 -137.271 59.4187 M -134.716 58.3799 L -134.716 59.3233 -133.108 59.3233 -133.108 59.7473 -134.716 59.7473 -134.716 61.56 C -134.716 61.8356 -134.661 62.0122 -134.55 62.09 -134.44 62.1677 -134.225 62.2066 -133.904 62.2066 L -133.108 62.2066 -133.108 62.6624 -133.904 62.6624 C -134.505 62.6624 -134.921 62.5829 -135.152 62.4239 -135.382 62.2649 -135.497 61.9769 -135.497 61.56 L -135.497 59.7473 -136.068 59.7473 -136.068 59.3233 -135.497 59.3233 -135.497 58.3799 -134.716 58.3799 M -128.614 59.4187 L -128.614 59.9381 C -128.834 59.8604 -129.062 59.8021 -129.298 59.7632 -129.533 59.7244 -129.776 59.7049 -130.027 59.7049 -130.417 59.7049 -130.708 59.7456 -130.898 59.8268 -131.089 59.9081 -131.184 60.0335 -131.184 60.2031 -131.184 60.3303 -131.116 60.4293 -130.981 60.4999 -130.846 60.5706 -130.568 60.6413 -130.147 60.7119 L -129.891 60.7543 C -129.33 60.8391 -128.935 60.9575 -128.704 61.1095 -128.474 61.2614 -128.358 61.4716 -128.358 61.7402 -128.358 62.0511 -128.531 62.2967 -128.877 62.4769 -129.223 62.6571 -129.701 62.7472 -130.312 62.7472 -130.573 62.7472 -130.838 62.7295 -131.109 62.6942 -131.379 62.6588 -131.67 62.6058 -131.98 62.5352 L -131.98 61.9734 C -131.69 62.0794 -131.404 62.1589 -131.124 62.2119 -130.843 62.2649 -130.568 62.2914 -130.297 62.2914 -129.936 62.2914 -129.656 62.2472 -129.456 62.1589 -129.255 62.0705 -129.155 61.9451 -129.155 61.7826 -129.155 61.6342 -129.228 61.5193 -129.373 61.4381 -129.518 61.3568 -129.831 61.2808 -130.312 61.2102 L -130.583 61.1678 C -131.064 61.0971 -131.412 60.9875 -131.627 60.8391 -131.843 60.6907 -131.95 60.4858 -131.95 60.2243 -131.95 59.9134 -131.793 59.6714 -131.477 59.4982 -131.161 59.3251 -130.713 59.2385 -130.132 59.2385 -129.841 59.2385 -129.568 59.2544 -129.313 59.2862 -129.057 59.318 -128.824 59.3622 -128.614 59.4187 M -126.901 61.348 L -126.901 59.3233 -126.119 59.3233 -126.119 61.3268 C -126.119 61.6377 -126.031 61.8727 -125.856 62.0317 -125.681 62.1907 -125.423 62.2702 -125.082 62.2702 -124.661 62.2702 -124.328 62.1765 -124.083 61.9893 -123.837 61.802 -123.714 61.5458 -123.714 61.2208 L -123.714 59.3233 -122.933 59.3233 -122.933 62.6624 -123.714 62.6624 -123.714 62.1536 C -123.905 62.3514 -124.125 62.4998 -124.376 62.5988 -124.626 62.6977 -124.917 62.7472 -125.247 62.7472 -125.788 62.7472 -126.199 62.6288 -126.48 62.3921 -126.76 62.1553 -126.901 61.8073 -126.901 61.348 M -121.054 59.3233 L -120.273 59.3233 -120.273 62.6624 -121.054 62.6624 -121.054 59.3233 M -121.054 58.0195 L -120.273 58.0195 -120.273 58.7191 -121.054 58.7191 -121.054 58.0195 M -117.402 58.3799 L -117.402 59.3233 -115.794 59.3233 -115.794 59.7473 -117.402 59.7473 -117.402 61.56 C -117.402 61.8356 -117.347 62.0122 -117.237 62.09 -117.127 62.1677 -116.911 62.2066 -116.591 62.2066 L -115.794 62.2066 -115.794 62.6624 -116.591 62.6624 C -117.192 62.6624 -117.608 62.5829 -117.838 62.4239 -118.069 62.2649 -118.184 61.9769 -118.184 61.56 L -118.184 59.7473 -118.755 59.7473 -118.755 59.3233 -118.184 59.3233 -118.184 58.3799 -117.402 58.3799 M -110.263 60.8603 L -110.263 61.1254 -113.84 61.1254 C -113.81 61.4999 -113.65 61.7861 -113.359 61.984 -113.069 62.1818 -112.668 62.2808 -112.157 62.2808 -111.857 62.2808 -111.566 62.256 -111.285 62.2066 -111.005 62.1571 -110.724 62.0794 -110.444 61.9734 L -110.444 62.4928 C -110.724 62.5776 -111.012 62.6412 -111.308 62.6836 -111.604 62.726 -111.902 62.7472 -112.202 62.7472 -112.954 62.7472 -113.55 62.5917 -113.991 62.2808 -114.432 61.9698 -114.652 61.5529 -114.652 61.0299 -114.652 60.4787 -114.444 60.0424 -114.028 59.7208 -113.612 59.3993 -113.049 59.2385 -112.337 59.2385 -111.696 59.2385 -111.19 59.3834 -110.82 59.6731 -110.449 59.9629 -110.263 60.3586 -110.263 60.8603 M -111.045 60.6907 C -111.055 60.3939 -111.175 60.1554 -111.406 59.9752 -111.636 59.795 -111.942 59.7049 -112.322 59.7049 -112.763 59.7049 -113.114 59.7915 -113.374 59.9646 -113.635 60.1378 -113.785 60.3833 -113.825 60.7013 L -111.045 60.6907"/>
        </draw:custom-shape>
        <draw:custom-shape draw:name="text2519" draw:style-name="gr13" draw:text-style-name="P14" svg:width="0.003cm" svg:height="0.003cm" svg:x="9.499cm" svg:y="5.781cm" draw:engine="svg:text" draw:data="text:testsuite;font-family:Bitstream Vera Sans;font-size:9.31838pt;">
          <text:p/>
          <draw:enhanced-geometry draw:type="non-primitive" draw:enhanced-path="M -153.5 138.32 L -153.5 139.263 -151.892 139.263 -151.892 139.687 -153.5 139.687 -153.5 141.5 C -153.5 141.776 -153.445 141.952 -153.335 142.03 -153.225 142.108 -153.009 142.147 -152.689 142.147 L -151.892 142.147 -151.892 142.602 -152.689 142.602 C -153.29 142.602 -153.706 142.523 -153.936 142.364 -154.166 142.205 -154.282 141.917 -154.282 141.5 L -154.282 139.687 -154.853 139.687 -154.853 139.263 -154.282 139.263 -154.282 138.32 -153.5 138.32 M -146.361 140.8 L -146.361 141.065 -149.938 141.065 C -149.908 141.44 -149.748 141.726 -149.457 141.924 -149.167 142.122 -148.766 142.221 -148.255 142.221 -147.954 142.221 -147.664 142.196 -147.383 142.147 -147.103 142.097 -146.822 142.019 -146.542 141.913 L -146.542 142.433 C -146.822 142.518 -147.11 142.581 -147.406 142.624 -147.701 142.666 -148 142.687 -148.3 142.687 -149.052 142.687 -149.648 142.532 -150.089 142.221 -150.529 141.91 -150.75 141.493 -150.75 140.97 -150.75 140.419 -150.542 139.982 -150.126 139.661 -149.71 139.339 -149.147 139.179 -148.435 139.179 -147.794 139.179 -147.288 139.323 -146.917 139.613 -146.547 139.903 -146.361 140.299 -146.361 140.8 M -147.143 140.631 C -147.153 140.334 -147.273 140.095 -147.504 139.915 -147.734 139.735 -148.04 139.645 -148.42 139.645 -148.861 139.645 -149.212 139.732 -149.472 139.905 -149.733 140.078 -149.883 140.323 -149.923 140.641 L -147.143 140.631 M -141.627 139.359 L -141.627 139.878 C -141.848 139.8 -142.076 139.742 -142.311 139.703 -142.547 139.664 -142.789 139.645 -143.04 139.645 -143.431 139.645 -143.721 139.686 -143.912 139.767 -144.102 139.848 -144.197 139.974 -144.197 140.143 -144.197 140.27 -144.13 140.369 -143.994 140.44 -143.859 140.511 -143.581 140.581 -143.16 140.652 L -142.905 140.694 C -142.344 140.779 -141.948 140.898 -141.717 141.049 -141.487 141.201 -141.372 141.412 -141.372 141.68 -141.372 141.991 -141.545 142.237 -141.89 142.417 -142.236 142.597 -142.714 142.687 -143.326 142.687 -143.586 142.687 -143.852 142.67 -144.122 142.634 -144.393 142.599 -144.683 142.546 -144.994 142.475 L -144.994 141.913 C -144.703 142.019 -144.418 142.099 -144.137 142.152 -143.857 142.205 -143.581 142.231 -143.31 142.231 -142.95 142.231 -142.669 142.187 -142.469 142.099 -142.268 142.011 -142.168 141.885 -142.168 141.723 -142.168 141.574 -142.241 141.459 -142.386 141.378 -142.531 141.297 -142.845 141.221 -143.326 141.15 L -143.596 141.108 C -144.077 141.037 -144.425 140.928 -144.641 140.779 -144.856 140.631 -144.964 140.426 -144.964 140.164 -144.964 139.853 -144.806 139.611 -144.49 139.438 -144.175 139.265 -143.726 139.179 -143.145 139.179 -142.855 139.179 -142.582 139.194 -142.326 139.226 -142.071 139.258 -141.838 139.302 -141.627 139.359 M -139.072 138.32 L -139.072 139.263 -137.464 139.263 -137.464 139.687 -139.072 139.687 -139.072 141.5 C -139.072 141.776 -139.017 141.952 -138.907 142.03 -138.797 142.108 -138.581 142.147 -138.261 142.147 L -137.464 142.147 -137.464 142.602 -138.261 142.602 C -138.862 142.602 -139.278 142.523 -139.508 142.364 -139.739 142.205 -139.854 141.917 -139.854 141.5 L -139.854 139.687 -140.425 139.687 -140.425 139.263 -139.854 139.263 -139.854 138.32 -139.072 138.32 M -132.971 139.359 L -132.971 139.878 C -133.191 139.8 -133.419 139.742 -133.654 139.703 -133.89 139.664 -134.133 139.645 -134.383 139.645 -134.774 139.645 -135.065 139.686 -135.255 139.767 -135.445 139.848 -135.54 139.974 -135.54 140.143 -135.54 140.27 -135.473 140.369 -135.338 140.44 -135.202 140.511 -134.924 140.581 -134.503 140.652 L -134.248 140.694 C -133.687 140.779 -133.291 140.898 -133.061 141.049 -132.83 141.201 -132.715 141.412 -132.715 141.68 -132.715 141.991 -132.888 142.237 -133.234 142.417 -133.579 142.597 -134.058 142.687 -134.669 142.687 -134.929 142.687 -135.195 142.67 -135.465 142.634 -135.736 142.599 -136.026 142.546 -136.337 142.475 L -136.337 141.913 C -136.046 142.019 -135.761 142.099 -135.48 142.152 -135.2 142.205 -134.924 142.231 -134.654 142.231 -134.293 142.231 -134.013 142.187 -133.812 142.099 -133.612 142.011 -133.512 141.885 -133.512 141.723 -133.512 141.574 -133.584 141.459 -133.73 141.378 -133.875 141.297 -134.188 141.221 -134.669 141.15 L -134.939 141.108 C -135.42 141.037 -135.768 140.928 -135.984 140.779 -136.199 140.631 -136.307 140.426 -136.307 140.164 -136.307 139.853 -136.149 139.611 -135.834 139.438 -135.518 139.265 -135.07 139.179 -134.488 139.179 -134.198 139.179 -133.925 139.194 -133.669 139.226 -133.414 139.258 -133.181 139.302 -132.971 139.359 M -131.257 141.288 L -131.257 139.263 -130.476 139.263 -130.476 141.267 C -130.476 141.578 -130.388 141.813 -130.213 141.972 -130.037 142.131 -129.779 142.21 -129.439 142.21 -129.018 142.21 -128.685 142.117 -128.439 141.929 -128.194 141.742 -128.071 141.486 -128.071 141.161 L -128.071 139.263 -127.29 139.263 -127.29 142.602 -128.071 142.602 -128.071 142.094 C -128.261 142.291 -128.482 142.44 -128.732 142.539 -128.983 142.638 -129.273 142.687 -129.604 142.687 -130.145 142.687 -130.556 142.569 -130.836 142.332 -131.117 142.095 -131.257 141.747 -131.257 141.288 M -125.411 139.263 L -124.629 139.263 -124.629 142.602 -125.411 142.602 -125.411 139.263 M -125.411 137.96 L -124.629 137.96 -124.629 138.659 -125.411 138.659 -125.411 137.96 M -121.759 138.32 L -121.759 139.263 -120.151 139.263 -120.151 139.687 -121.759 139.687 -121.759 141.5 C -121.759 141.776 -121.704 141.952 -121.594 142.03 -121.483 142.108 -121.268 142.147 -120.947 142.147 L -120.151 142.147 -120.151 142.602 -120.947 142.602 C -121.549 142.602 -121.964 142.523 -122.195 142.364 -122.425 142.205 -122.54 141.917 -122.54 141.5 L -122.54 139.687 -123.112 139.687 -123.112 139.263 -122.54 139.263 -122.54 138.32 -121.759 138.32 M -114.62 140.8 L -114.62 141.065 -118.197 141.065 C -118.167 141.44 -118.007 141.726 -117.716 141.924 -117.426 142.122 -117.025 142.221 -116.514 142.221 -116.213 142.221 -115.923 142.196 -115.642 142.147 -115.362 142.097 -115.081 142.019 -114.8 141.913 L -114.8 142.433 C -115.081 142.518 -115.369 142.581 -115.665 142.624 -115.96 142.666 -116.258 142.687 -116.559 142.687 -117.31 142.687 -117.906 142.532 -118.347 142.221 -118.788 141.91 -119.009 141.493 -119.009 140.97 -119.009 140.419 -118.801 139.982 -118.385 139.661 -117.969 139.339 -117.406 139.179 -116.694 139.179 -116.053 139.179 -115.547 139.323 -115.176 139.613 -114.805 139.903 -114.62 140.299 -114.62 140.8 M -115.402 140.631 C -115.412 140.334 -115.532 140.095 -115.762 139.915 -115.993 139.735 -116.298 139.645 -116.679 139.645 -117.12 139.645 -117.471 139.732 -117.731 139.905 -117.992 140.078 -118.142 140.323 -118.182 140.641 L -115.402 140.631"/>
        </draw:custom-shape>
        <draw:custom-shape draw:name="text2523" draw:style-name="gr13" draw:text-style-name="P14" svg:width="0.003cm" svg:height="0.003cm" svg:x="9.717cm" svg:y="9.314cm" draw:engine="svg:text" draw:data="text:testsuite;font-family:Bitstream Vera Sans;font-size:9.31838pt;">
          <text:p/>
          <draw:enhanced-geometry draw:type="non-primitive" draw:enhanced-path="M -147.271 238.481 L -147.271 239.424 -145.663 239.424 -145.663 239.848 -147.271 239.848 -147.271 241.661 C -147.271 241.937 -147.216 242.113 -147.106 242.191 -146.996 242.269 -146.78 242.308 -146.46 242.308 L -145.663 242.308 -145.663 242.763 -146.46 242.763 C -147.061 242.763 -147.477 242.684 -147.707 242.525 -147.938 242.366 -148.053 242.078 -148.053 241.661 L -148.053 239.848 -148.624 239.848 -148.624 239.424 -148.053 239.424 -148.053 238.481 -147.271 238.481 M -140.133 240.961 L -140.133 241.226 -143.709 241.226 C -143.679 241.601 -143.519 241.887 -143.228 242.085 -142.938 242.283 -142.537 242.382 -142.026 242.382 -141.726 242.382 -141.435 242.357 -141.154 242.308 -140.874 242.258 -140.593 242.18 -140.313 242.074 L -140.313 242.594 C -140.593 242.679 -140.881 242.742 -141.177 242.785 -141.473 242.827 -141.771 242.848 -142.071 242.848 -142.823 242.848 -143.419 242.693 -143.86 242.382 -144.301 242.071 -144.521 241.654 -144.521 241.131 -144.521 240.58 -144.313 240.143 -143.897 239.822 -143.481 239.5 -142.918 239.34 -142.207 239.34 -141.565 239.34 -141.059 239.484 -140.689 239.774 -140.318 240.064 -140.133 240.46 -140.133 240.961 M -140.914 240.792 C -140.924 240.495 -141.044 240.257 -141.275 240.076 -141.505 239.896 -141.811 239.806 -142.191 239.806 -142.632 239.806 -142.983 239.893 -143.244 240.066 -143.504 240.239 -143.654 240.484 -143.694 240.802 L -140.914 240.792 M -135.398 239.52 L -135.398 240.039 C -135.619 239.962 -135.847 239.903 -136.082 239.864 -136.318 239.825 -136.561 239.806 -136.811 239.806 -137.202 239.806 -137.492 239.847 -137.683 239.928 -137.873 240.009 -137.968 240.135 -137.968 240.304 -137.968 240.431 -137.901 240.53 -137.765 240.601 -137.63 240.672 -137.352 240.742 -136.931 240.813 L -136.676 240.855 C -136.115 240.94 -135.719 241.059 -135.489 241.211 -135.258 241.362 -135.143 241.573 -135.143 241.841 -135.143 242.152 -135.316 242.398 -135.661 242.578 -136.007 242.758 -136.485 242.848 -137.097 242.848 -137.357 242.848 -137.623 242.831 -137.893 242.795 -138.164 242.76 -138.454 242.707 -138.765 242.636 L -138.765 242.074 C -138.474 242.18 -138.189 242.26 -137.908 242.313 -137.628 242.366 -137.352 242.392 -137.082 242.392 -136.721 242.392 -136.44 242.348 -136.24 242.26 -136.04 242.172 -135.939 242.046 -135.939 241.884 -135.939 241.735 -136.012 241.62 -136.157 241.539 -136.303 241.458 -136.616 241.382 -137.097 241.311 L -137.367 241.269 C -137.848 241.198 -138.196 241.089 -138.412 240.94 -138.627 240.792 -138.735 240.587 -138.735 240.325 -138.735 240.015 -138.577 239.772 -138.261 239.599 -137.946 239.426 -137.497 239.34 -136.916 239.34 -136.626 239.34 -136.353 239.356 -136.097 239.387 -135.842 239.419 -135.609 239.463 -135.398 239.52 M -132.843 238.481 L -132.843 239.424 -131.235 239.424 -131.235 239.848 -132.843 239.848 -132.843 241.661 C -132.843 241.937 -132.788 242.113 -132.678 242.191 -132.568 242.269 -132.353 242.308 -132.032 242.308 L -131.235 242.308 -131.235 242.763 -132.032 242.763 C -132.633 242.763 -133.049 242.684 -133.279 242.525 -133.51 242.366 -133.625 242.078 -133.625 241.661 L -133.625 239.848 -134.196 239.848 -134.196 239.424 -133.625 239.424 -133.625 238.481 -132.843 238.481 M -126.742 239.52 L -126.742 240.039 C -126.962 239.962 -127.19 239.903 -127.426 239.864 -127.661 239.825 -127.904 239.806 -128.154 239.806 -128.545 239.806 -128.836 239.847 -129.026 239.928 -129.216 240.009 -129.312 240.135 -129.312 240.304 -129.312 240.431 -129.244 240.53 -129.109 240.601 -128.973 240.672 -128.695 240.742 -128.275 240.813 L -128.019 240.855 C -127.458 240.94 -127.062 241.059 -126.832 241.211 -126.601 241.362 -126.486 241.573 -126.486 241.841 -126.486 242.152 -126.659 242.398 -127.005 242.578 -127.35 242.758 -127.829 242.848 -128.44 242.848 -128.7 242.848 -128.966 242.831 -129.237 242.795 -129.507 242.76 -129.798 242.707 -130.108 242.636 L -130.108 242.074 C -129.818 242.18 -129.532 242.26 -129.252 242.313 -128.971 242.366 -128.695 242.392 -128.425 242.392 -128.064 242.392 -127.784 242.348 -127.583 242.26 -127.383 242.172 -127.283 242.046 -127.283 241.884 -127.283 241.735 -127.355 241.62 -127.501 241.539 -127.646 241.458 -127.959 241.382 -128.44 241.311 L -128.71 241.269 C -129.191 241.198 -129.54 241.089 -129.755 240.94 -129.97 240.792 -130.078 240.587 -130.078 240.325 -130.078 240.015 -129.92 239.772 -129.605 239.599 -129.289 239.426 -128.841 239.34 -128.26 239.34 -127.969 239.34 -127.696 239.356 -127.441 239.387 -127.185 239.419 -126.952 239.463 -126.742 239.52 M -125.028 241.449 L -125.028 239.424 -124.247 239.424 -124.247 241.428 C -124.247 241.739 -124.159 241.974 -123.984 242.133 -123.809 242.292 -123.551 242.371 -123.21 242.371 -122.789 242.371 -122.456 242.278 -122.21 242.09 -121.965 241.903 -121.842 241.647 -121.842 241.322 L -121.842 239.424 -121.061 239.424 -121.061 242.763 -121.842 242.763 -121.842 242.255 C -122.033 242.453 -122.253 242.601 -122.504 242.7 -122.754 242.799 -123.045 242.848 -123.375 242.848 -123.916 242.848 -124.327 242.73 -124.608 242.493 -124.888 242.256 -125.028 241.908 -125.028 241.449 M -119.182 239.424 L -118.401 239.424 -118.401 242.763 -119.182 242.763 -119.182 239.424 M -119.182 238.121 L -118.401 238.121 -118.401 238.82 -119.182 238.82 -119.182 238.121 M -115.53 238.481 L -115.53 239.424 -113.922 239.424 -113.922 239.848 -115.53 239.848 -115.53 241.661 C -115.53 241.937 -115.475 242.113 -115.365 242.191 -115.255 242.269 -115.039 242.308 -114.718 242.308 L -113.922 242.308 -113.922 242.763 -114.718 242.763 C -115.32 242.763 -115.735 242.684 -115.966 242.525 -116.196 242.366 -116.312 242.078 -116.312 241.661 L -116.312 239.848 -116.883 239.848 -116.883 239.424 -116.312 239.424 -116.312 238.481 -115.53 238.481 M -108.391 240.961 L -108.391 241.226 -111.968 241.226 C -111.938 241.601 -111.778 241.887 -111.487 242.085 -111.197 242.283 -110.796 242.382 -110.285 242.382 -109.984 242.382 -109.694 242.357 -109.413 242.308 -109.133 242.258 -108.852 242.18 -108.572 242.074 L -108.572 242.594 C -108.852 242.679 -109.14 242.742 -109.436 242.785 -109.731 242.827 -110.029 242.848 -110.33 242.848 -111.081 242.848 -111.678 242.693 -112.118 242.382 -112.559 242.071 -112.78 241.654 -112.78 241.131 -112.78 240.58 -112.572 240.143 -112.156 239.822 -111.74 239.5 -111.177 239.34 -110.465 239.34 -109.824 239.34 -109.318 239.484 -108.947 239.774 -108.577 240.064 -108.391 240.46 -108.391 240.961 M -109.173 240.792 C -109.183 240.495 -109.303 240.257 -109.533 240.076 -109.764 239.896 -110.07 239.806 -110.45 239.806 -110.891 239.806 -111.242 239.893 -111.502 240.066 -111.763 240.239 -111.913 240.484 -111.953 240.802 L -109.173 240.792"/>
        </draw:custom-shape>
      </draw:g>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 Serif" svg:font-family="'Sans Serif'"/>
    <style:font-face style:name="Liberation Serif" svg:font-family="'Liberation Serif'" style:font-family-generic="roman"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Arial Unicode MS" style:font-size-asian="12pt" style:language-asian="en" style:country-asian="US" style:font-name-complex="Arial Unicode M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Arial Unicode MS" style:font-size-asian="12pt" style:language-asian="en" style:country-asian="US" style:font-name-complex="Arial Unicode M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Head_20_1" style:display-name="Head 1" style:family="paragraph" style:next-style-name="Standard" style:list-style-name="Numbering_20_Style_20_for_20_Head_20_1">
      <style:text-properties fo:font-size="20pt" fo:font-weight="bold"/>
    </style:style>
    <style:style style:name="Head_20_2" style:display-name="Head 2" style:family="paragraph" style:next-style-name="Standard" style:list-style-name="Numbering_20_Style_20_for_20_Head_20_2">
      <style:text-properties fo:font-size="16pt" fo:font-weight="bold"/>
    </style:style>
    <style:style style:name="Enumerated_20_List" style:display-name="Enumerated List" style:family="paragraph" style:list-style-name="Numbering_20_Style_20_for_20_Enumerated_20_List">
      <style:text-properties fo:font-size="12pt"/>
    </style:style>
    <style:style style:name="Head_20_3" style:display-name="Head 3" style:family="paragraph" style:next-style-name="Standard" style:list-style-name="Numbering_20_Style_20_for_20_Head_20_3">
      <style:text-properties fo:font-size="12pt" fo:font-weight="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82cm" fo:margin-bottom="1.482cm" fo:margin-left="2.011cm" fo:margin-right="2.01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Standard1" style:page-layout-name="Mpm2"/>
    <style:master-page style:name="Standard2"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Linux_X86_64 LibreOffice_project/40$Build-2</meta:generator>
    <dc:title/>
    <meta:initial-creator>Onbekend</meta:initial-creator>
    <meta:editing-cycles>6</meta:editing-cycles>
    <dc:date>2015-06-10T12:33:11.938877808</dc:date>
    <meta:creation-date>2008-08-22T11:41:04</meta:creation-date>
    <dc:creator>Caolán McNamara</dc:creator>
    <meta:editing-duration>PT2M31S</meta:editing-duration>
    <meta:document-statistic meta:table-count="0" meta:image-count="0" meta:object-count="0" meta:page-count="1" meta:paragraph-count="0" meta:word-count="0" meta:character-count="0" meta:non-whitespace-character-count="0"/>
  </office:meta>
</office:document-meta>
</file>